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7b0a" officeooo:paragraph-rsid="001e7b0a"/>
    </style:style>
    <style:style style:name="P2" style:family="paragraph" style:parent-style-name="Standard">
      <style:text-properties officeooo:rsid="001e7b0a" officeooo:paragraph-rsid="0020b0eb"/>
    </style:style>
    <style:style style:name="P3" style:family="paragraph" style:parent-style-name="Standard">
      <style:text-properties officeooo:rsid="001e7b0a" officeooo:paragraph-rsid="00212b72"/>
    </style:style>
    <style:style style:name="P4" style:family="paragraph" style:parent-style-name="Standard">
      <style:text-properties officeooo:rsid="001e7b0a" officeooo:paragraph-rsid="00220f20"/>
    </style:style>
    <style:style style:name="P5" style:family="paragraph" style:parent-style-name="Standard">
      <style:text-properties officeooo:rsid="001e7b0a" officeooo:paragraph-rsid="002571fb"/>
    </style:style>
    <style:style style:name="P6" style:family="paragraph" style:parent-style-name="Standard">
      <style:text-properties officeooo:rsid="001e7b0a" officeooo:paragraph-rsid="0025db11"/>
    </style:style>
    <style:style style:name="P7" style:family="paragraph" style:parent-style-name="Standard">
      <style:text-properties officeooo:rsid="001e7b0a" officeooo:paragraph-rsid="002796a6"/>
    </style:style>
    <style:style style:name="P8" style:family="paragraph" style:parent-style-name="Standard">
      <style:text-properties officeooo:rsid="001e7b0a" officeooo:paragraph-rsid="0028ba64"/>
    </style:style>
    <style:style style:name="P9" style:family="paragraph" style:parent-style-name="Standard">
      <style:text-properties officeooo:rsid="001e7b0a" officeooo:paragraph-rsid="002a7a36"/>
    </style:style>
    <style:style style:name="P10" style:family="paragraph" style:parent-style-name="Standard">
      <style:text-properties officeooo:rsid="001e7b0a" officeooo:paragraph-rsid="002afb0a"/>
    </style:style>
    <style:style style:name="P11" style:family="paragraph" style:parent-style-name="Standard">
      <style:text-properties officeooo:rsid="001e7b0a" officeooo:paragraph-rsid="002c86c0"/>
    </style:style>
    <style:style style:name="P12" style:family="paragraph" style:parent-style-name="Standard">
      <style:text-properties officeooo:rsid="001e7b0a" officeooo:paragraph-rsid="002ed1fb"/>
    </style:style>
    <style:style style:name="P13" style:family="paragraph" style:parent-style-name="Standard">
      <style:text-properties officeooo:rsid="001e7b0a" officeooo:paragraph-rsid="002fb802"/>
    </style:style>
    <style:style style:name="P14" style:family="paragraph" style:parent-style-name="Standard">
      <style:text-properties officeooo:rsid="001e7b0a" officeooo:paragraph-rsid="0030d373"/>
    </style:style>
    <style:style style:name="P15" style:family="paragraph" style:parent-style-name="Standard">
      <style:text-properties officeooo:rsid="001e7b0a" officeooo:paragraph-rsid="00319a70"/>
    </style:style>
    <style:style style:name="P16" style:family="paragraph" style:parent-style-name="Standard">
      <style:text-properties officeooo:rsid="001e7b0a" officeooo:paragraph-rsid="0032da9f"/>
    </style:style>
    <style:style style:name="P17" style:family="paragraph" style:parent-style-name="Standard">
      <style:text-properties officeooo:rsid="001e7b0a" officeooo:paragraph-rsid="00345427"/>
    </style:style>
    <style:style style:name="P18" style:family="paragraph" style:parent-style-name="Standard">
      <style:text-properties officeooo:rsid="001e7b0a" officeooo:paragraph-rsid="0035d6d1"/>
    </style:style>
    <style:style style:name="P19" style:family="paragraph" style:parent-style-name="Standard">
      <style:text-properties officeooo:rsid="001e7b0a" officeooo:paragraph-rsid="00381641"/>
    </style:style>
    <style:style style:name="P20" style:family="paragraph" style:parent-style-name="Standard">
      <style:text-properties officeooo:rsid="001e7b0a" officeooo:paragraph-rsid="004a95ae"/>
    </style:style>
    <style:style style:name="P21" style:family="paragraph" style:parent-style-name="Standard">
      <style:text-properties officeooo:rsid="001e7b0a" officeooo:paragraph-rsid="00505029"/>
    </style:style>
    <style:style style:name="P22" style:family="paragraph" style:parent-style-name="Standard">
      <style:text-properties officeooo:rsid="001e7b0a" officeooo:paragraph-rsid="00520c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pseudo code</text:p>
      <text:p text:style-name="P1">因為時間不夠，覺得我應該來不及自己實做出紅黑樹，所以用了https://www.coders-hub.com/2015/07/red-black-tree-rb-tree-using-c.html這裡的紅黑樹source code，做一些修改達成作業要求。結果後來卻發現他的程式有些bug，所以沒有用到它對顏色做修正的部份，於是這其實只是一棵普通的BST。</text:p>
      <text:p text:style-name="P1"/>
      <text:p text:style-name="P1">(1) main</text:p>
      <text:p text:style-name="P1">宣告RBtree物件</text:p>
      <text:p text:style-name="P1">while(讀進輸入檔案) 依照每一行輸入對RBtree物件做對應的操作</text:p>
      <text:p text:style-name="P1"/>
      <text:p text:style-name="P1">(2) class ID_Value(int b,float a)</text:p>
      <text:p text:style-name="P1">原程式碼的key是整數，但因為題目有ID和value都需要比較，所以自己設計了ID_Value類別來達成需求。此類別中的成員有float value和int ID。並幫類別設計了&gt;, &lt;, !=, ==, &lt;&lt;運算。針對當value相同時,按照 ID 大小升序排列的需求，設計&lt;運算如下。(&gt;同理類推)</text:p>
      <text:p text:style-name="P1"/>
      <text:p text:style-name="P1">friend bool operator&lt; (const ID_Value&amp; foo,const ID_Value&amp; bar){</text:p>
      <text:p text:style-name="P1"><text:s text:c="2"/>if (foo.GetValue() != bar.GetValue() ) return (foo.GetValue() &lt; bar.GetValue() );</text:p>
      <text:p text:style-name="P1"><text:s text:c="2"/>else return (foo.GetID() &gt; bar.GetID() );</text:p>
      <text:p text:style-name="P1">}</text:p>
      <text:p text:style-name="P2"/>
      <text:p text:style-name="P2">(3) I, D操作</text:p>
      <text:p text:style-name="P3">就是BST的insert和delete操作。只是treenode的key為ID_Value類別而非原本的int。</text:p>
      <text:p text:style-name="P3"/>
      <text:p text:style-name="P3">(4) r操作</text:p>
      <text:p text:style-name="P3">設計void r(int rank), void Inorder_r(node *current, int rank)和void sort_r(int rank)功能函式。</text:p>
      <text:p text:style-name="P3">利用BST的中序travel，將travel的結果放進sort_list中達成排名。</text:p>
      <text:p text:style-name="P3">void RBtree::Inorder_r(node *current, int rank){</text:p>
      <text:p text:style-name="P13"><text:s text:c="4"/>if(已經中止遞迴) return;</text:p>
      <text:p text:style-name="P3"><text:s text:c="4"/>travel右邊 //因為排名是由大到小，將中序travel改成 右-&gt;中-&gt;左</text:p>
      <text:p text:style-name="P3"><text:s text:c="4"/>if (sort_list長度&lt; rank ) 將當前treenode的key放進sort_list</text:p>
      <text:p text:style-name="P3"><text:s text:c="4"/>else{</text:p>
      <text:p text:style-name="P13"><text:s text:c="6"/>if(已排到需要的rank，但當前treenode的key和前一個value相等){</text:p>
      <text:p text:style-name="P3"><text:s text:c="8"/>繼續放進sort_list</text:p>
      <text:p text:style-name="P4"><text:s text:c="6"/>}else 已經排到需要的rank了，中止遞迴</text:p>
      <text:p text:style-name="P3"><text:s text:c="4"/>}</text:p>
      <text:p text:style-name="P13"><text:s text:c="4"/>travel左邊 //因為排名是由大到小，將中序travel改成 右-&gt;中-&gt;左</text:p>
      <text:p text:style-name="P3">}</text:p>
      <text:p text:style-name="P3"/>
      <text:p text:style-name="P1">void RBtree::sort_r(int rank){</text:p>
      <text:p text:style-name="P1"><text:s text:c="2"/>清空sort_list</text:p>
      <text:p text:style-name="P1"><text:s text:c="2"/>呼叫Inorder_r(this-&gt;root, rank) 從root開始travel</text:p>
      <text:p text:style-name="P1">}</text:p>
      <text:p text:style-name="P1"/>
      <text:p text:style-name="P1">void RBtree::r(int rank){</text:p>
      <text:p text:style-name="P1"><text:s text:c="2"/>呼叫sort_r(rank);</text:p>
      <text:p text:style-name="P1"><text:s text:c="2"/>宣告ans_list用來放所有rank符合的ID_Value</text:p>
      <text:p text:style-name="P5"><text:s text:c="2"/>將sort_list最後一筆放進ans_list</text:p>
      <text:p text:style-name="P5"><text:s text:c="2"/>while(在sort_list由後向前檢查，value跟最後一筆是一樣的) 都放進ans_list</text:p>
      <text:p text:style-name="P5"><text:s text:c="2"/>整個ans_list是我們要的輸出結果</text:p>
      <text:p text:style-name="P1">}</text:p>
      <text:p text:style-name="P1"/>
      <text:p text:style-name="P6"><text:soft-page-break/>(4) R操作</text:p>
      <text:p text:style-name="P6">同r操作的void Inorder_r(node *current, int rank)和void sort_r(int rank)功能函式。</text:p>
      <text:p text:style-name="P6"/>
      <text:p text:style-name="P6">void RBtree::R(int rank){</text:p>
      <text:p text:style-name="P6"><text:s text:c="2"/>呼叫sort_r(rank);</text:p>
      <text:p text:style-name="P6"><text:s text:c="2"/>宣告ans_list用來放所有rank符合的ID_Value</text:p>
      <text:p text:style-name="P6"><text:s text:c="2"/>將sort_list最後一筆放進ans_list</text:p>
      <text:p text:style-name="P6"><text:s text:c="2"/>while(在sort_list由後向前檢查，value跟最後一筆是一樣的) 都放進ans_list</text:p>
      <text:p text:style-name="P6"><text:s text:c="2"/>ans_list的最後一筆是我們要的輸出結果</text:p>
      <text:p text:style-name="P6">}</text:p>
      <text:p text:style-name="P6"/>
      <text:p text:style-name="P6">(5) v操作</text:p>
      <text:p text:style-name="P7">設計void v(float value), void Inorder_v(node *current, float value)和void sort_v(float value)功能函式。利用BST的中序travel，將travel的結果放進sort_list中達成排名。</text:p>
      <text:p text:style-name="P7"/>
      <text:p text:style-name="P7">void RBtree::Inorder_r(node *current, int rank){</text:p>
      <text:p text:style-name="P14"><text:s text:c="4"/>if(已經中止遞迴) return;</text:p>
      <text:p text:style-name="P7"><text:s text:c="4"/>travel右邊 <text:s/>//因為排名是由大到小，將中序travel改成 右-&gt;中-&gt;左</text:p>
      <text:p text:style-name="P15"><text:s text:c="4"/>if (當前treenode的key value&gt;=value) 將當前treenode的key放進sort_list</text:p>
      <text:p text:style-name="P7"><text:s text:c="4"/>else已經排到需要的value了，中止遞迴</text:p>
      <text:p text:style-name="P7"><text:s text:c="4"/>travel左邊</text:p>
      <text:p text:style-name="P7">}</text:p>
      <text:p text:style-name="P7"/>
      <text:p text:style-name="P7">void RBtree::sort_v(float value){</text:p>
      <text:p text:style-name="P8"><text:s text:c="2"/>清空sort_list</text:p>
      <text:p text:style-name="P8"><text:s text:c="2"/>呼叫Inorder_v(this-&gt;root, rank) 從root開始travel</text:p>
      <text:p text:style-name="P7">}</text:p>
      <text:p text:style-name="P7"/>
      <text:p text:style-name="P7">void RBtree::v(float value){</text:p>
      <text:p text:style-name="P7"><text:s text:c="2"/>呼叫sort_v(value);</text:p>
      <text:p text:style-name="P8"><text:s text:c="2"/>sort_list的最後一筆之排名(sort_list長度)就是我們要的輸出結果</text:p>
      <text:p text:style-name="P7">}</text:p>
      <text:p text:style-name="P7"/>
      <text:p text:style-name="P7">(6) V操作</text:p>
      <text:p text:style-name="P9">同v操作的void Inorder_v(node *current, float value)和void sort_v(float value)功能函式。</text:p>
      <text:p text:style-name="P7">void RBtree::V(float value){</text:p>
      <text:p text:style-name="P9"><text:s text:c="2"/>呼叫sort_v(value);</text:p>
      <text:p text:style-name="P18"><text:s text:c="2"/>sort_list的最後一筆之排名(sort_list長度)就是我們要的最高結果</text:p>
      <text:p text:style-name="P16"><text:s text:c="2"/>在sort_list由後往前找，value仍相同的最前面一筆之排名就是我們要的最低結果</text:p>
      <text:p text:style-name="P7">}</text:p>
      <text:p text:style-name="P7"/>
      <text:p text:style-name="P7">(7) K操作</text:p>
      <text:p text:style-name="P10">設計K(float value, int num), Inorder_K(node *current, float value, int num)和sort_K(float value, int num)功能函式。利用BST的中序travel，將travel的結果放進sort_list中達成排名。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void RBtree::Inorder_K(node *current, float value, int num){</text:p>
      <text:p text:style-name="P17"><text:s text:c="4"/>if(已經中止遞迴) return;</text:p>
      <text:p text:style-name="P11"><text:s text:c="4"/>travel右邊 //因為排名是由大到小，將中序travel改成 右-&gt;中-&gt;左</text:p>
      <text:p text:style-name="P20"><text:s text:c="4"/>if (當前treenode的key value&gt;=value){</text:p>
      <text:p text:style-name="P11"><text:s text:c="6"/>將當前treenode的key放進sort_list</text:p>
      <text:p text:style-name="P11"><text:s text:c="4"/>}else{</text:p>
      <text:p text:style-name="P11"><text:s text:c="6"/>已經排到需要的value了，但繼續多放num個進去sort_list中</text:p>
      <text:p text:style-name="P11"><text:s text:c="6"/>if(已經多放num個進去) 中止遞迴</text:p>
      <text:p text:style-name="P11"><text:s text:c="4"/>}</text:p>
      <text:p text:style-name="P11"><text:s text:c="4"/>travel左邊</text:p>
      <text:p text:style-name="P10">}</text:p>
      <text:p text:style-name="P10"/>
      <text:p text:style-name="P10">void RBtree::sort_K(float value, int num){</text:p>
      <text:p text:style-name="P11"><text:s text:c="2"/>清空sort_list</text:p>
      <text:p text:style-name="P11"><text:s text:c="2"/>呼叫Inorder_K(this-&gt;root, rank) 從root開始travel</text:p>
      <text:p text:style-name="P10">}</text:p>
      <text:p text:style-name="P10"/>
      <text:p text:style-name="P10">void RBtree::K(float value, int num){</text:p>
      <text:p text:style-name="P10"><text:s text:c="2"/>呼叫sort_K(value,num);</text:p>
      <text:p text:style-name="P10"><text:s text:c="2"/>宣告長度為num的ans_list用來放結果</text:p>
      <text:p text:style-name="P12"><text:s text:c="2"/>while(ans_list未放滿){</text:p>
      <text:p text:style-name="P22"><text:s text:c="6"/>//從sort_list的倒數第num筆開始，向前&amp;向後檢查</text:p>
      <text:p text:style-name="P12"><text:s text:c="6"/>if(前面一筆較接近我們要的value) 將前面一筆放進ans_list，並將index向前推進</text:p>
      <text:p text:style-name="P21"><text:s text:c="6"/>if(後面一筆較接近我們要的value) 將後面一筆放進ans_list，並將index向後推進</text:p>
      <text:p text:style-name="P12"><text:s text:c="2"/>}</text:p>
      <text:p text:style-name="P10">}</text:p>
      <text:p text:style-name="P10"/>
      <text:p text:style-name="P10"/>
      <text:p text:style-name="P10">2. 時間複雜度分析</text:p>
      <text:p text:style-name="P18">(1) <text:s/>I, D操作</text:p>
      <text:p text:style-name="P18">為BST的insert,delete，複雜度期望值 O(lgN)，最壞情形O(N)。</text:p>
      <text:p text:style-name="P18"/>
      <text:p text:style-name="P18">(2) r, R操作</text:p>
      <text:p text:style-name="P19">void RBtree::r(int rank){</text:p>
      <text:p text:style-name="P19"><text:s text:c="2"/>呼叫sort_r(rank); <text:s text:c="84"/>//Inorder travel，最壞O(N)</text:p>
      <text:p text:style-name="P19"><text:s text:c="2"/>宣告ans_list用來放所有rank符合的ID_Value <text:s text:c="39"/>//O(1)</text:p>
      <text:p text:style-name="P19"><text:s text:c="2"/>將sort_list最後一筆放進ans_list <text:s text:c="63"/></text:p>
      <text:p text:style-name="P19"><text:s text:c="2"/>while(由後向前檢查，value跟最後一筆是一樣的) 都放進ans_list <text:s text:c="11"/>//最壞O(N)</text:p>
      <text:p text:style-name="P19"><text:s text:c="2"/>整個ans_list是我們要的輸出結果</text:p>
      <text:p text:style-name="P19">}</text:p>
      <text:p text:style-name="P19"/>
      <text:p text:style-name="P19">其他v，V，K操作的複雜度也類似。最壞時間複雜度皆為O(N)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47:13.616800857</meta:creation-date>
    <meta:generator>LibreOffice/6.0.7.3$Linux_X86_64 LibreOffice_project/00m0$Build-3</meta:generator>
    <dc:date>2021-05-02T19:16:29.825670723</dc:date>
    <meta:editing-duration>PT8H18M10S</meta:editing-duration>
    <meta:editing-cycles>56</meta:editing-cycles>
    <meta:document-statistic meta:table-count="0" meta:image-count="0" meta:object-count="0" meta:page-count="3" meta:paragraph-count="109" meta:word-count="1301" meta:character-count="3728" meta:non-whitespace-character-count="3175"/>
  </office:meta>
</office:document-meta>
</file>